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1.97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2cm" fo:min-width="4.001cm"/>
      <style:paragraph-properties style:writing-mode="lr-tb"/>
    </style:style>
    <style:style style:name="gr4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5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01cm" fo:min-width="2.786cm"/>
      <style:paragraph-properties style:writing-mode="lr-tb"/>
    </style:style>
    <style:style style:name="gr7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cm" fo:min-width="5cm"/>
      <style:paragraph-properties style:writing-mode="lr-tb"/>
    </style:style>
    <style:style style:name="gr11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563cm" fo:min-width="5.501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988cm" fo:min-width="1.798cm"/>
      <style:paragraph-properties style:writing-mode="lr-tb"/>
    </style:style>
    <style:style style:name="gr17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3.5cm" svg:height="1.5cm" svg:x="9cm" svg:y="1.25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cm" svg:height="1.5cm" svg:x="8.75cm" svg:y="3.75cm">
          <text:p text:style-name="P1">Tent ← 0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5cm" svg:height="1.25cm" svg:x="8.5cm" svg:y="6.5cm">
          <text:p text:style-name="P1">j1, j2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2" draw:layer="layout" draw:type="line" svg:x1="10.75cm" svg:y1="2.75cm" svg:x2="10.75cm" svg:y2="3.75cm" draw:start-shape="id1" draw:start-glue-point="8" draw:end-shape="id2" draw:end-glue-point="0" svg:d="M10750 2750v1000" svg:viewBox="0 0 1 1001">
          <text:p/>
        </draw:connector>
        <draw:connector draw:style-name="gr5" draw:text-style-name="P2" draw:layer="layout" draw:type="line" svg:x1="10.75cm" svg:y1="5.25cm" svg:x2="10.75cm" svg:y2="6.5cm" draw:start-shape="id2" draw:start-glue-point="2" draw:end-shape="id3" draw:end-glue-point="4" svg:d="M10750 5250v1250" svg:viewBox="0 0 1 1251">
          <text:p/>
        </draw:connector>
        <draw:custom-shape draw:style-name="gr6" draw:text-style-name="P1" xml:id="id4" draw:id="id4" draw:layer="layout" svg:width="5.5cm" svg:height="1.25cm" svg:x="8cm" svg:y="9cm">
          <text:p text:style-name="P1">J1 &lt;&gt; j2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7" draw:text-style-name="P2" draw:layer="layout" draw:type="line" svg:x1="10.75cm" svg:y1="7.75cm" svg:x2="10.75cm" svg:y2="9cm" draw:start-shape="id3" draw:start-glue-point="6" draw:end-shape="id4" draw:end-glue-point="4" svg:d="M10750 7750v1250" svg:viewBox="0 0 1 1251">
          <text:p/>
        </draw:connector>
        <draw:custom-shape draw:style-name="gr3" draw:text-style-name="P1" xml:id="id6" draw:id="id6" draw:layer="layout" svg:width="4.5cm" svg:height="1.25cm" svg:x="8.5cm" svg:y="11.25cm">
          <text:p text:style-name="P1">j2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7" draw:text-style-name="P2" draw:layer="layout" draw:type="line" svg:x1="10.75cm" svg:y1="7.75cm" svg:x2="10.75cm" svg:y2="9cm" svg:d="M10750 7750v1250" svg:viewBox="0 0 1 1251">
          <text:p/>
        </draw:connector>
        <draw:connector draw:style-name="gr8" draw:text-style-name="P2" xml:id="id5" draw:id="id5" draw:layer="layout" draw:type="line" svg:x1="10.75cm" svg:y1="10.25cm" svg:x2="10.75cm" svg:y2="10.25cm" draw:start-shape="id4" draw:start-glue-point="6" draw:end-shape="id4" draw:end-glue-point="6" svg:d="M10750 10250z" svg:viewBox="0 0 1 1">
          <text:p/>
        </draw:connector>
        <draw:connector draw:style-name="gr9" draw:text-style-name="P2" draw:layer="layout" draw:type="line" svg:x1="10.75cm" svg:y1="10.25cm" svg:x2="10.75cm" svg:y2="11.25cm" draw:start-shape="id5" draw:start-glue-point="0" draw:end-shape="id6" draw:end-glue-point="4" svg:d="M10750 10250v1000" svg:viewBox="0 0 1 1001">
          <text:p/>
        </draw:connector>
        <draw:custom-shape draw:style-name="gr10" draw:text-style-name="P1" xml:id="id7" draw:id="id7" draw:layer="layout" svg:width="5.5cm" svg:height="1.25cm" svg:x="8cm" svg:y="13.5cm">
          <text:p text:style-name="P1">Tent ← tent + 1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10.75cm" svg:y1="12.5cm" svg:x2="10.75cm" svg:y2="13.5cm" draw:start-shape="id6" draw:start-glue-point="6" draw:end-shape="id7" draw:end-glue-point="0" svg:d="M10750 12500v1000" svg:viewBox="0 0 1 1001">
          <text:p/>
        </draw:connector>
        <draw:custom-shape draw:style-name="gr12" draw:text-style-name="P1" xml:id="id13" draw:id="id13" draw:layer="layout" svg:width="6cm" svg:height="3.5cm" svg:x="7.75cm" svg:y="18.5cm">
          <text:p text:style-name="P1">“Voce acertou! Em apenas ”, tent, “ tentativas.”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3" draw:text-style-name="P2" xml:id="id8" draw:id="id8" draw:layer="layout" svg:x1="10.75cm" svg:y1="14.75cm" svg:x2="10.75cm" svg:y2="15.75cm">
          <text:p/>
        </draw:line>
        <draw:connector draw:style-name="gr13" draw:text-style-name="P2" draw:layer="layout" draw:type="line" svg:x1="10.75cm" svg:y1="15.75cm" svg:x2="6.641cm" svg:y2="15.69cm" draw:start-shape="id8" draw:start-glue-point="2" draw:end-shape="id9" draw:end-glue-point="2" svg:d="M10750 15750l-4109-60" svg:viewBox="0 0 4110 61">
          <text:p/>
        </draw:connector>
        <draw:connector draw:style-name="gr13" draw:text-style-name="P2" xml:id="id9" draw:id="id9" draw:layer="layout" draw:type="line" svg:x1="6.641cm" svg:y1="15.69cm" svg:x2="6.588cm" svg:y2="9.552cm" svg:d="M6641 15690l-53-6138" svg:viewBox="0 0 54 6139">
          <text:p/>
        </draw:connector>
        <draw:connector draw:style-name="gr13" draw:text-style-name="P2" draw:layer="layout" draw:type="line" svg:x1="13.5cm" svg:y1="9.625cm" svg:x2="15.108cm" svg:y2="9.631cm" draw:start-shape="id4" draw:start-glue-point="7" svg:d="M13500 9625l1608 6" svg:viewBox="0 0 1609 7">
          <text:p/>
        </draw:connector>
        <draw:connector draw:style-name="gr13" draw:text-style-name="P2" xml:id="id10" draw:id="id10" draw:layer="layout" draw:type="line" svg:x1="13.5cm" svg:y1="9.625cm" svg:x2="15.108cm" svg:y2="9.631cm" svg:d="M13500 9625l1608 6" svg:viewBox="0 0 1609 7">
          <text:p/>
        </draw:connector>
        <draw:connector draw:style-name="gr13" draw:text-style-name="P2" xml:id="id11" draw:id="id11" draw:layer="layout" draw:type="line" svg:x1="15.108cm" svg:y1="9.631cm" svg:x2="15.214cm" svg:y2="16.828cm" draw:start-shape="id10" draw:start-glue-point="3" svg:d="M15108 9631l106 7197" svg:viewBox="0 0 107 7198">
          <text:p/>
        </draw:connector>
        <draw:connector draw:style-name="gr13" draw:text-style-name="P2" xml:id="id12" draw:id="id12" draw:layer="layout" draw:type="line" svg:x1="15.214cm" svg:y1="16.828cm" svg:x2="10.716cm" svg:y2="16.775cm" draw:start-shape="id11" draw:start-glue-point="3" svg:d="M15214 16828l-4498-53" svg:viewBox="0 0 4499 54">
          <text:p/>
        </draw:connector>
        <draw:connector draw:style-name="gr14" draw:text-style-name="P2" draw:layer="layout" draw:type="lines" draw:line-skew="0.476cm" svg:x1="10.716cm" svg:y1="16.775cm" svg:x2="10.75cm" svg:y2="18.5cm" draw:start-shape="id12" draw:start-glue-point="3" draw:end-shape="id13" draw:end-glue-point="4" svg:d="M10716 16775v-25l34 1249v501" svg:viewBox="0 0 35 1751">
          <text:p/>
        </draw:connector>
        <draw:connector draw:style-name="gr15" draw:text-style-name="P2" draw:layer="layout" draw:type="lines" draw:line-skew="0.449cm" svg:x1="6.588cm" svg:y1="9.552cm" svg:x2="8cm" svg:y2="9.625cm" draw:start-shape="id9" draw:start-glue-point="3" draw:end-shape="id4" draw:end-glue-point="5" svg:d="M6588 9552v-52l911 125h501" svg:viewBox="0 0 1413 126">
          <text:p/>
        </draw:connector>
        <draw:custom-shape draw:style-name="gr16" draw:text-style-name="P1" xml:id="id14" draw:id="id14" draw:layer="layout" svg:width="3.25cm" svg:height="1.75cm" svg:x="9.25cm" svg:y="23.25cm">
          <text:p text:style-name="P1">fi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s" svg:x1="10.75cm" svg:y1="21.793cm" svg:x2="10.875cm" svg:y2="23.25cm" draw:start-shape="id13" draw:start-glue-point="6" draw:end-shape="id14" draw:end-glue-point="4" svg:d="M10750 21793v709l125 247v501" svg:viewBox="0 0 126 145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8" draw:display-name="Pontas das seta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08:06:25.418680156</meta:creation-date>
    <dc:date>2023-05-15T08:34:10.064556627</dc:date>
    <meta:editing-duration>PT6M32S</meta:editing-duration>
    <meta:editing-cycles>1</meta:editing-cycles>
    <meta:document-statistic meta:object-count="25"/>
    <meta:generator>LibreOffice/7.3.7.2$Linux_X86_64 LibreOffice_project/30$Build-2</meta:generator>
  </office:meta>
</office:document-meta>
</file>